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marker-end="Extrémités_20_de_20_flèche_20_1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marker-end="Extrémités_20_de_20_flèche_20_1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ffff" draw:marker-end="Extrémités_20_de_20_flèche_20_1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ffffff" draw:marker-end="Extrémités_20_de_20_flèche_20_1" draw:marker-end-width="0.3cm" draw:fill="none" draw:textarea-vertical-align="middle"/>
    </style:style>
    <style:style style:name="gr5" style:family="graphic" style:parent-style-name="objectwithoutfill">
      <style:graphic-properties svg:stroke-color="#ffffff"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stroke="none" svg:stroke-color="#ffffff" draw:marker-end="Extrémités_20_de_20_flèche_20_1" draw:fill="none" fo:min-height="0.417cm"/>
    </style:style>
    <style:style style:name="gr7" style:family="graphic" style:parent-style-name="objectwithoutfill">
      <style:graphic-properties draw:stroke="none" svg:stroke-color="#ffffff" draw:marker-end="Extrémités_20_de_20_flèche_20_1" draw:fill="none" fo:min-height="0.4cm"/>
    </style:style>
    <style:style style:name="gr8" style:family="graphic" style:parent-style-name="objectwithoutfill">
      <style:graphic-properties draw:stroke="dash" draw:stroke-dash="Fine_20_Dashed" svg:stroke-color="#ffffff" draw:marker-start="" draw:marker-end="Extrémités_20_de_20_flèche_20_1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ffffff" draw:fill="none" draw:textarea-vertical-align="middle" draw:auto-grow-height="false" fo:min-height="0.749cm" fo:min-width="0.499cm"/>
    </style:style>
    <style:style style:name="P1" style:family="paragraph">
      <style:paragraph-properties fo:text-align="center"/>
      <style:text-properties fo:color="#ffffff" style:font-weight-asian="normal"/>
    </style:style>
    <style:style style:name="P2" style:family="paragraph">
      <style:paragraph-properties fo:text-align="center"/>
      <style:text-properties fo:color="#ffffff" fo:font-size="10.5pt" style:font-size-asian="10.5pt" style:font-weight-asian="normal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2.7cm" svg:height="1.7cm" svg:x="8.2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8cm" svg:height="0.6cm" svg:x="4.1cm" svg:y="2.1cm">
          <text:p text:style-name="P1">Render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6cm" svg:height="0.5cm" svg:x="5.5cm" svg:y="3.7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2cm" svg:height="0.5cm" svg:x="3.1cm" svg:y="3.7cm">
          <text:p text:style-name="P1">Scen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cm" svg:height="0.5cm" svg:x="3.2cm" svg:y="4.8cm">
          <text:p text:style-name="P1">Mesh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5cm" svg:height="0.7cm" svg:x="8.3cm" svg:y="3.4cm">
          <text:p text:style-name="P1">Anim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3cm" svg:height="1.2cm" svg:x="4cm" svg:y="8.2cm">
          <text:p text:style-name="P1">World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2cm" svg:height="0.5cm" svg:x="3cm" svg:y="6.2cm">
          <text:p text:style-name="P1">Islands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cm" svg:height="0.5cm" svg:x="5.4cm" svg:y="6.2cm">
          <text:p text:style-name="P1">Boat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5cm" svg:height="0.7cm" svg:x="8.3cm" svg:y="4.2cm">
          <text:p text:style-name="P1">Controls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7cm" svg:height="0.5cm" svg:x="8cm" svg:y="6.2cm">
          <text:p text:style-name="P1">Se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6.8cm" svg:y1="3.7cm" svg:x2="5.5cm" svg:y2="2.7cm" draw:start-shape="id1" draw:start-glue-point="0" draw:end-shape="id2" draw:end-glue-point="2" svg:d="M6800 3700v-501l-1300 2v-501" svg:viewBox="0 0 1301 1001">
          <text:p/>
        </draw:connector>
        <draw:connector draw:style-name="gr3" draw:text-style-name="P1" draw:layer="layout" draw:type="lines" draw:line-skew="0cm -0.001cm" svg:x1="4.2cm" svg:y1="3.7cm" svg:x2="5.5cm" svg:y2="2.7cm" draw:start-shape="id3" draw:start-glue-point="0" draw:end-shape="id2" draw:end-glue-point="2" svg:d="M4200 3700v-501l1300 1v-500" svg:viewBox="0 0 1301 1001">
          <text:p/>
        </draw:connector>
        <draw:connector draw:style-name="gr3" draw:text-style-name="P1" draw:layer="layout" draw:type="lines" svg:x1="4.2cm" svg:y1="4.8cm" svg:x2="4.2cm" svg:y2="4.2cm" draw:start-shape="id4" draw:start-glue-point="0" draw:end-shape="id3" draw:end-glue-point="2" svg:d="M4200 4800v-501 411-510" svg:viewBox="0 0 1 601">
          <text:p/>
        </draw:connector>
        <draw:connector draw:style-name="gr4" draw:text-style-name="P2" draw:layer="layout" draw:type="lines" svg:x1="6.9cm" svg:y1="2.4cm" svg:x2="9.55cm" svg:y2="3.3cm" draw:start-shape="id2" draw:start-glue-point="1" draw:end-shape="id5" draw:end-glue-point="0" svg:d="M6900 2400h501l2149 399v501" svg:viewBox="0 0 2651 901">
          <text:p text:style-name="P1"><text:span text:style-name="T1"/></text:p>
        </draw:connector>
        <draw:connector draw:style-name="gr5" draw:text-style-name="P2" draw:layer="layout" draw:type="lines" svg:x1="5.65cm" svg:y1="8.2cm" svg:x2="4.1cm" svg:y2="6.7cm" draw:start-shape="id6" draw:start-glue-point="0" draw:end-shape="id7" draw:end-glue-point="2" svg:d="M5650 8200v-501l-1550-489v-510" svg:viewBox="0 0 1551 1501">
          <text:p text:style-name="P2"><text:span text:style-name="T1"/></text:p>
        </draw:connector>
        <draw:connector draw:style-name="gr3" draw:text-style-name="P1" draw:layer="layout" draw:type="lines" svg:x1="5.65cm" svg:y1="8.2cm" svg:x2="8.85cm" svg:y2="6.7cm" draw:start-shape="id6" draw:start-glue-point="0" draw:end-shape="id8" draw:end-glue-point="2" svg:d="M5650 8200v-501l3200-489v-510" svg:viewBox="0 0 3201 1501">
          <text:p/>
        </draw:connector>
        <draw:connector draw:style-name="gr3" draw:text-style-name="P1" draw:layer="layout" draw:type="lines" svg:x1="5.65cm" svg:y1="8.2cm" svg:x2="6.2cm" svg:y2="6.7cm" draw:start-shape="id6" draw:end-shape="id9" draw:end-glue-point="2" svg:d="M5650 8200v-501l550-489v-510" svg:viewBox="0 0 551 1501">
          <text:p/>
        </draw:connector>
        <draw:connector draw:style-name="gr3" draw:text-style-name="P1" draw:layer="layout" draw:type="lines" svg:x1="8.3cm" svg:y1="4.55cm" svg:x2="7cm" svg:y2="6.45cm" draw:start-shape="id10" draw:start-glue-point="3" draw:end-shape="id9" draw:end-glue-point="1" svg:d="M8300 4550h-501l-298 1900h-501" svg:viewBox="0 0 1301 1901">
          <text:p/>
        </draw:connector>
        <draw:frame draw:style-name="gr6" draw:text-style-name="P1" draw:layer="layout" svg:width="1.865cm" svg:height="0.667cm" svg:x="7.8cm" svg:y="2.033cm">
          <draw:text-box>
            <text:p text:style-name="P1"><text:span text:style-name="T1">update()</text:span></text:p>
          </draw:text-box>
        </draw:frame>
        <draw:frame draw:style-name="gr7" draw:text-style-name="P1" draw:layer="layout" svg:width="3.194cm" svg:height="0.65cm" svg:x="8.206cm" svg:y="5cm">
          <draw:text-box>
            <text:p text:style-name="P1"><text:span text:style-name="T2">Update geometry</text:span></text:p>
          </draw:text-box>
        </draw:frame>
        <draw:connector draw:style-name="gr8" draw:text-style-name="P2" draw:layer="layout" draw:type="lines" svg:x1="6.8cm" svg:y1="4.2cm" svg:x2="6.2cm" svg:y2="6.2cm" draw:start-shape="id1" draw:start-glue-point="2" draw:end-shape="id9" svg:d="M6800 4200v501l-600 998v501" svg:viewBox="0 0 601 2001">
          <text:p text:style-name="P1"><text:span text:style-name="T1">follow</text:span></text:p>
        </draw:connector>
        <draw:frame draw:style-name="gr6" draw:text-style-name="P2" draw:layer="layout" svg:width="1.522cm" svg:height="0.667cm" svg:x="5.5cm" svg:y="7.5cm">
          <draw:text-box>
            <text:p text:style-name="P2"><text:span text:style-name="T1">create</text:span></text:p>
          </draw:text-box>
        </draw:frame>
        <draw:connector draw:style-name="gr3" draw:text-style-name="P1" draw:layer="layout" draw:line-skew="0cm 0.35cm" svg:x1="10.8cm" svg:y1="3.75cm" svg:x2="8.85cm" svg:y2="6.2cm" draw:start-shape="id11" draw:start-glue-point="1" draw:end-shape="id8" draw:end-glue-point="0" svg:d="M10800 3750h501v1750h-2451v700" svg:viewBox="0 0 2452 2451">
          <text:p/>
        </draw:connector>
        <draw:custom-shape draw:style-name="gr9" draw:text-style-name="P1" draw:layer="layout" svg:width="0.5cm" svg:height="7cm" draw:transform="rotate (-1.5707963267949) translate (9.8cm 5.6cm)">
          <text:p/>
          <draw:enhanced-geometry svg:viewBox="0 0 21600 21600" draw:glue-points="21600 0 0 10800 21600 21600" draw:text-areas="13800 ?f9 21600 ?f10" draw:mirror-horizontal="false" draw:mirror-vertical="false" draw:type="left-brace" draw:modifiers="521.411226967576 17052.306813312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ël </meta:initial-creator>
    <meta:creation-date>2015-06-07T11:55:22.399203550</meta:creation-date>
    <dc:date>2015-06-07T12:55:30.095093977</dc:date>
    <dc:creator>Gaël </dc:creator>
    <meta:editing-duration>PT29M2S</meta:editing-duration>
    <meta:editing-cycles>2</meta:editing-cycles>
    <meta:generator>LibreOffice/4.2.8.2$Linux_X86_64 LibreOffice_project/420m0$Build-2</meta:generator>
    <meta:document-statistic meta:object-count="25"/>
  </office:meta>
</office:document-meta>
</file>